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4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5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6" style:family="paragraph" style:parent-style-name="Standard">
      <style:text-properties fo:font-weight="bold" officeooo:rsid="001fad96" officeooo:paragraph-rsid="0037b2a3" style:font-weight-asian="bold" style:font-weight-complex="bold"/>
    </style:style>
    <style:style style:name="P7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8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9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10" style:family="paragraph" style:parent-style-name="Standard">
      <style:text-properties fo:font-weight="bold" officeooo:rsid="0029265a" officeooo:paragraph-rsid="0029265a" style:font-weight-asian="bold" style:font-weight-complex="bold"/>
    </style:style>
    <style:style style:name="P11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12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13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4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5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6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7" style:family="paragraph" style:parent-style-name="Standard">
      <style:text-properties fo:font-weight="bold" officeooo:rsid="003f1b83" officeooo:paragraph-rsid="003f1b83" style:font-weight-asian="bold" style:font-weight-complex="bold"/>
    </style:style>
    <style:style style:name="P18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9" style:family="paragraph" style:parent-style-name="Standard">
      <style:text-properties fo:font-weight="bold" officeooo:rsid="0041cd94" officeooo:paragraph-rsid="0041cd94" style:font-weight-asian="bold" style:font-weight-complex="bold"/>
    </style:style>
    <style:style style:name="P20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2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23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5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26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7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28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29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30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31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32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33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3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312514"/>
    </style:style>
    <style:style style:name="T4" style:family="text">
      <style:text-properties fo:font-weight="bold" officeooo:rsid="003389c7" style:font-weight-asian="bold" style:font-weight-complex="bold"/>
    </style:style>
    <style:style style:name="T5" style:family="text">
      <style:text-properties officeooo:rsid="003ecb07"/>
    </style:style>
    <style:style style:name="T6" style:family="text">
      <style:text-properties officeooo:rsid="003f1b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Notes on React and Redux</text:p>
      <text:p text:style-name="P1">React </text:p>
      <text:list xml:id="list1584873237" text:style-name="L1">
        <text:list-item>
          <text:p text:style-name="P20">javascript library that handles <text:span text:style-name="T1">outputting</text:span> content and user interaction.</text:p>
        </text:list-item>
        <text:list-item>
          <text:p text:style-name="P21">Create components to manage the stuff </text:p>
          <text:list>
            <text:list-item>
              <text:p text:style-name="P21"><text:span text:style-name="T4">component is a function or a class that produces HTML using jsx and handle user feedback.</text:span> </text:p>
            </text:list-item>
          </text:list>
        </text:list-item>
        <text:list-item>
          <text:p text:style-name="P3">event handler – <text:span text:style-name="T2">manages the user actions</text:span></text:p>
        </text:list-item>
        <text:list-item>
          <text:p text:style-name="P4">React library – defines what a component is and how they work together</text:p>
        </text:list-item>
        <text:list-item>
          <text:p text:style-name="P4">ReactDOM – how to take a component and make it show up on the DOM</text:p>
        </text:list-item>
      </text:list>
      <text:p text:style-name="P22"/>
      <text:p text:style-name="P2">JSX</text:p>
      <text:list xml:id="list705924968" text:style-name="L2">
        <text:list-item>
          <text:p text:style-name="P24">javascript extension, determines the content of our react app just like normal HTML </text:p>
        </text:list-item>
      </text:list>
      <text:p text:style-name="P23"/>
      <text:p text:style-name="P7">Setup</text:p>
      <text:p text:style-name="P7">Install Node</text:p>
      <text:p text:style-name="P5">Create-react-app </text:p>
      <text:p text:style-name="P5"><text:span text:style-name="T2">npm package for boilerplate code for react apps </text:span></text:p>
      <text:p text:style-name="P5"><text:span text:style-name="T2">command: sudo npm install -g create-react-app <text:s/></text:span></text:p>
      <text:list xml:id="list4205443216" text:style-name="L3">
        <text:list-item>
          <text:p text:style-name="P26">creating an application </text:p>
        </text:list-item>
        <text:list-item>
          <text:p text:style-name="P26">command: create-react-app &lt;command&gt; </text:p>
        </text:list-item>
      </text:list>
      <text:p text:style-name="P25"/>
      <text:p text:style-name="P8">Why does create-react-app install many packages?</text:p>
      <text:p text:style-name="P27">Dependencies installed include Babel, Webpack, and Dev Server </text:p>
      <text:p text:style-name="P9">babel – <text:span text:style-name="T2">javascript transpiler – translate new ecmascript into old javascript </text:span></text:p>
      <text:p text:style-name="P10"><text:span text:style-name="T2">Useful for running newer code on legacy browsers</text:span></text:p>
      <text:p text:style-name="P11">What does it include in a new create-react-app? </text:p>
      <text:p text:style-name="P28">Src – <text:span text:style-name="T3">source code</text:span></text:p>
      <text:p text:style-name="P28">public – <text:span text:style-name="T3">store static files like images</text:span></text:p>
      <text:p text:style-name="P28">node_modules – <text:span text:style-name="T3">contains all project dependencies</text:span></text:p>
      <text:p text:style-name="P28">package.json – <text:span text:style-name="T3">records our project dependencies</text:span></text:p>
      <text:p text:style-name="P29">package-lock.json – records exact version of dependencies</text:p>
      <text:p text:style-name="P28">readme.md – <text:span text:style-name="T3">instructions on how to use the project</text:span></text:p>
      <text:p text:style-name="P11"><text:span text:style-name="T2"/></text:p>
      <text:p text:style-name="P12">Bookmark – Notes on JSX Module </text:p>
      <text:p text:style-name="P12">JXS </text:p>
      <text:p text:style-name="P30">javascript extended </text:p>
      <text:p text:style-name="P31">Code that is written in JSX will be written in javascript EVEN THOUGH THE SYNTAX LOOKS SIMILAR TO HTML</text:p>
      <text:p text:style-name="P13">Why use JSX?<text:line-break/><text:span text:style-name="T2">It allows developers to show errors and warnings.</text:span></text:p>
      <text:p text:style-name="P5"><text:span text:style-name="T2"/></text:p>
      <text:p text:style-name="P14">ERROR – INLINE STYLING TO AN INDIVIDUAL ELEMENT</text:p>
      <text:p text:style-name="P6"><text:span text:style-name="T2">The `style` prop expects a mapping from style properties to values, not a string. </text:span></text:p>
      <text:p text:style-name="P15">Change the syntax:</text:p>
      <text:p text:style-name="P32">example</text:p>
      <text:p text:style-name="P32">&lt;div style = {{backgroundColor:’red’}}&gt;&lt;/div&gt;</text:p>
      <text:p text:style-name="P16">Reference an object <text:span text:style-name="T5">to apply styling </text:span></text:p>
      <text:p text:style-name="P17"><text:span text:style-name="T2">example 2</text:span></text:p>
      <text:p text:style-name="P33"><text:span text:style-name="T2">&lt;div style = {{b</text:span><text:span text:style-name="T6">order: ‘1px solid red’</text:span><text:span text:style-name="T2">}}&gt;&lt;/div&gt;</text:span></text:p>
      <text:p text:style-name="P18"><text:soft-page-break/>Class vs ClassName</text:p>
      <text:p text:style-name="P19"><text:span text:style-name="T2">In HTML, you use class</text:span></text:p>
      <text:p text:style-name="P19"><text:span text:style-name="T2">ex.</text:span></text:p>
      <text:p text:style-name="P19"><text:span text:style-name="T2">&lt;h1 class=”green”&gt; hi &lt;/h1&gt;</text:span></text:p>
      <text:p text:style-name="P19"><text:span text:style-name="T2">In JSX, you use className</text:span></text:p>
      <text:p text:style-name="P19"><text:span text:style-name="T2">ex.</text:span></text:p>
      <text:p text:style-name="P19"><text:span text:style-name="T2">&lt;h1 className=”green”&gt; hi &lt;/h1&gt;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2T18:03:54.996759566</dc:date>
    <meta:editing-duration>PT7H8M</meta:editing-duration>
    <meta:editing-cycles>31</meta:editing-cycles>
    <meta:generator>LibreOffice/6.0.7.3$Linux_X86_64 LibreOffice_project/00m0$Build-3</meta:generator>
    <meta:document-statistic meta:table-count="0" meta:image-count="0" meta:object-count="0" meta:page-count="3" meta:paragraph-count="48" meta:word-count="293" meta:character-count="1871" meta:non-whitespace-character-count="1604"/>
  </office:meta>
</office:document-meta>
</file>